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o teste no formato ODT.</text:h>
      <text:p text:style-name="Standard"/>
      <text:p text:style-name="Standard">A presidente Dilma Rousseff presenteará o colega norte-americano, Barack Obama, com uma garrafa de cachaça cravejada de diamantes, no valor de R$ 200 mil. As informações são da colunista da BandNews FM, Mônica Berga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Romanzini</meta:initial-creator>
    <meta:creation-date>2011-12-22T10:36:14</meta:creation-date>
    <dc:date>2012-04-09T09:46:06</dc:date>
    <dc:creator>Leandro Romanzini</dc:creator>
    <meta:editing-duration>PT3M50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2" meta:word-count="39" meta:character-count="249" meta:non-whitespace-character-count="212"/>
  </office:meta>
</office:document-meta>
</file>